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inaryArithmetic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0.78cm"/>
    </style:style>
    <style:style style:name="co3" style:family="table-column">
      <style:table-column-properties fo:break-before="auto" style:column-width="1.723cm"/>
    </style:style>
    <style:style style:name="ro1" style:family="table-row">
      <style:table-row-properties style:row-height="0.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55308d"/>
    </style:style>
    <number:text-style style:name="N100">
      <number:text-content/>
    </number:text-style>
    <style:style style:name="ce2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2a6099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3838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b66c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8d1d75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ec9ba4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 style:data-style-name="N100"/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Note">
      <style:graphic-properties fo:min-height="1.976cm" loext:decorative="false"/>
      <style:paragraph-properties style:writing-mode="lr-tb"/>
    </style:style>
    <style:style style:name="gr2" style:family="graphic" style:parent-style-name="Note">
      <style:graphic-properties fo:min-height="1.599cm" loext:decorative="false"/>
      <style:paragraph-properties style:writing-mode="lr-tb"/>
    </style:style>
    <style:style style:name="gr3" style:family="graphic" style:parent-style-name="Note">
      <style:graphic-properties fo:min-height="3.556cm" loext:decorative="false"/>
      <style:paragraph-properties style:writing-mode="lr-tb"/>
    </style:style>
    <style:style style:name="gr4" style:family="graphic" style:parent-style-name="Note">
      <style:graphic-properties fo:min-height="7.506cm" loext:decorative="false"/>
      <style:paragraph-properties style:writing-mode="lr-tb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Ввод" table:style-name="ta1">
        <table:table-column table:style-name="co1" table:default-cell-style-name="Default"/>
        <table:table-column table:style-name="co2" table:number-columns-repeated="16383" table:default-cell-style-name="Default"/>
        <table:table-row table:style-name="ro1" table:number-rows-repeated="7">
          <table:table-cell table:number-columns-repeated="16384"/>
        </table:table-row>
        <table:table-row table:style-name="ro1" table:number-rows-repeated="2">
          <table:table-cell table:number-columns-repeated="17"/>
          <table:table-cell table:style-name="ce24"/>
          <table:table-cell table:number-columns-repeated="1636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8"/>
          <table:table-cell table:style-name="ce2" office:value-type="string" calcext:value-type="string" table:number-columns-spanned="16" table:number-rows-spanned="1">
            <text:p>LCD</text:p>
          </table:table-cell>
          <table:covered-table-cell table:number-columns-repeated="15"/>
          <table:table-cell table:number-columns-repeated="16350"/>
        </table:table-row>
        <table:table-row table:style-name="ro1">
          <table:table-cell table:number-columns-repeated="17"/>
          <table:table-cell table:style-name="ce24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6350"/>
        </table:table-row>
        <table:table-row table:style-name="ro1">
          <table:table-cell table:number-columns-repeated="17"/>
          <table:table-cell table:style-name="ce24"/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8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.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+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50"/>
        </table:table-row>
        <table:table-row table:style-name="ro1">
          <table:table-cell table:number-columns-repeated="18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.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+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6350"/>
        </table:table-row>
        <table:table-row table:style-name="ro1">
          <table:table-cell table:number-columns-repeated="18"/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.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50"/>
        </table:table-row>
        <table:table-row table:style-name="ro1">
          <table:table-cell table:number-columns-repeated="18"/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.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6350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Регистры" table:style-name="ta2">
        <table:table-column table:style-name="co3" table:default-cell-style-name="Default"/>
        <table:table-column table:style-name="co2" table:number-columns-repeated="2" table:default-cell-style-name="ce37"/>
        <table:table-column table:style-name="co2" table:number-columns-repeated="16381" table:default-cell-style-name="Default"/>
        <table:table-row table:style-name="ro1">
          <table:table-cell table:style-name="ce24" office:value-type="string" calcext:value-type="string">
            <text:p>S</text:p>
          </table:table-cell>
          <table:table-cell table:style-name="ce30" office:value-type="string" calcext:value-type="string">
            <office:annotation draw:style-name="gr1" svg:width="2.899cm" svg:height="2.176cm" svg:x="3.103cm" svg:y="0cm" draw:caption-point-x="-0.61cm" draw:caption-point-y="0.01cm">
              <dc:creator>Unknown Author</dc:creator>
              <dc:date>2024-07-31T00:00:00</dc:date>
              <text:p>Количество выведенных на дисплей символов в текущей строке.</text:p>
            </office:annotation>
            <text:p>R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4" office:value-type="string" calcext:value-type="string">
            <text:p>P</text:p>
          </table:table-cell>
          <table:table-cell table:style-name="ce31" office:value-type="string" calcext:value-type="string">
            <office:annotation draw:style-name="gr2" svg:width="2.899cm" svg:height="1.799cm" svg:x="3.103cm" svg:y="0cm" draw:caption-point-x="-0.61cm" draw:caption-point-y="0.79cm">
              <dc:creator>Unknown Author</dc:creator>
              <dc:date>2024-07-31T00:00:00</dc:date>
              <text:p>Номер вводимого операнда.</text:p>
            </office:annotation>
            <text:p>R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4" office:value-type="string" calcext:value-type="string">
            <text:p>KEY</text:p>
          </table:table-cell>
          <table:table-cell table:style-name="ce32" office:value-type="string" calcext:value-type="string">
            <office:annotation draw:style-name="gr2" svg:width="2.899cm" svg:height="1.799cm" svg:x="3.103cm" svg:y="0.059cm" draw:caption-point-x="-0.61cm" draw:caption-point-y="1.51cm">
              <dc:creator>Unknown Author</dc:creator>
              <dc:date>2024-08-03T00:00:00</dc:date>
              <text:p>ASCII-код нажатой клавиши.</text:p>
            </office:annotation>
            <text:p>R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4" office:value-type="string" calcext:value-type="string">
            <text:p>LCDLIM</text:p>
          </table:table-cell>
          <table:table-cell table:style-name="ce33" office:value-type="string" calcext:value-type="string">
            <office:annotation draw:style-name="gr2" svg:width="2.899cm" svg:height="1.799cm" svg:x="3.103cm" svg:y="0.839cm" draw:caption-point-x="-0.61cm" draw:caption-point-y="1.51cm">
              <dc:creator>Unknown Author</dc:creator>
              <dc:date>2024-08-01T00:00:00</dc:date>
              <text:p>Максимальное количество выводимых на lcd символов.</text:p>
            </office:annotation>
            <text:p>R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  <table:table-cell table:style-name="ce24" office:value-type="string" calcext:value-type="string">
            <text:p>ZL</text:p>
          </table:table-cell>
          <table:table-cell office:value-type="string" calcext:value-type="string" table:number-columns-spanned="8" table:number-rows-spanned="1">
            <text:p>TESTNUML</text:p>
          </table:table-cell>
          <table:covered-table-cell table:number-columns-repeated="7"/>
          <table:table-cell/>
          <table:table-cell table:style-name="ce15" office:value-type="string" calcext:value-type="string" table:number-columns-spanned="8" table:number-rows-spanned="1">
            <text:p>S0H</text:p>
          </table:table-cell>
          <table:covered-table-cell table:number-columns-repeated="7" table:style-name="ce15"/>
          <table:table-cell table:number-columns-repeated="16344"/>
        </table:table-row>
        <table:table-row table:style-name="ro1">
          <table:table-cell table:style-name="ce24"/>
          <table:table-cell table:style-name="ce36" office:value-type="string" calcext:value-type="string">
            <office:annotation draw:style-name="gr3" svg:width="2.899cm" svg:height="3.756cm" svg:x="3.103cm" svg:y="1.619cm" draw:caption-point-x="-0.61cm" draw:caption-point-y="1.51cm">
              <dc:creator>Unknown Author</dc:creator>
              <dc:date>2024-08-03T00:00:00</dc:date>
              <text:p>Сюда на время тестирования клавиатуры записываем очередной символ тестовой числовой строки.</text:p>
            </office:annotation>
            <text:p>R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  <table:table-cell table:style-name="ce24" office:value-type="string" calcext:value-type="string">
            <text:p>ZH</text:p>
          </table:table-cell>
          <table:table-cell office:value-type="string" calcext:value-type="string" table:number-columns-spanned="8" table:number-rows-spanned="1">
            <text:p>TESTNUMH</text:p>
          </table:table-cell>
          <table:covered-table-cell table:number-columns-repeated="7"/>
          <table:table-cell/>
          <table:table-cell table:style-name="ce15" office:value-type="string" calcext:value-type="string" table:number-columns-spanned="8" table:number-rows-spanned="1">
            <text:p>S0L</text:p>
          </table:table-cell>
          <table:covered-table-cell table:number-columns-repeated="7" table:style-name="ce15"/>
          <table:table-cell table:number-columns-repeated="16344"/>
        </table:table-row>
        <table:table-row table:style-name="ro1">
          <table:table-cell/>
          <table:table-cell table:style-name="ce24" office:value-type="string" calcext:value-type="string">
            <text:p>R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  <table:table-cell table:style-name="ce24" office:value-type="string" calcext:value-type="string">
            <text:p>A</text:p>
          </table:table-cell>
          <table:table-cell office:value-type="string" calcext:value-type="string" table:number-columns-spanned="8" table:number-rows-spanned="1">
            <text:p>NUM</text:p>
          </table:table-cell>
          <table:covered-table-cell table:number-columns-repeated="7"/>
          <table:table-cell table:number-columns-repeated="16353"/>
        </table:table-row>
        <table:table-row table:style-name="ro1">
          <table:table-cell/>
          <table:table-cell table:style-name="ce24" office:value-type="string" calcext:value-type="string">
            <text:p>R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  <table:table-cell table:style-name="ce24" office:value-type="string" calcext:value-type="string">
            <text:p>B</text:p>
          </table:table-cell>
          <table:table-cell office:value-type="string" calcext:value-type="string" table:number-columns-spanned="8" table:number-rows-spanned="1">
            <text:p>OVERSCALE</text:p>
          </table:table-cell>
          <table:covered-table-cell table:number-columns-repeated="7"/>
          <table:table-cell table:number-columns-repeated="16353"/>
        </table:table-row>
        <table:table-row table:style-name="ro1">
          <table:table-cell/>
          <table:table-cell table:style-name="ce24" office:value-type="string" calcext:value-type="string">
            <text:p>R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/>
          <table:table-cell table:style-name="ce24" office:value-type="string" calcext:value-type="string">
            <text:p>TMP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 table:number-columns-spanned="1" table:number-rows-spanned="4">
            <text:p>A</text:p>
          </table:table-cell>
          <table:table-cell table:style-name="ce34" office:value-type="string" calcext:value-type="string">
            <text:p>R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covered-table-cell table:style-name="ce24"/>
          <table:table-cell table:style-name="ce34" office:value-type="string" calcext:value-type="string">
            <text:p>R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covered-table-cell table:style-name="ce24"/>
          <table:table-cell table:style-name="ce34" office:value-type="string" calcext:value-type="string">
            <text:p>R1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covered-table-cell table:style-name="ce24"/>
          <table:table-cell table:style-name="ce34" office:value-type="string" calcext:value-type="string">
            <text:p>R1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 table:number-columns-spanned="8" table:number-rows-spanned="1">
            <text:p>FDIGIT</text:p>
          </table:table-cell>
          <table:covered-table-cell table:number-columns-repeated="7"/>
          <table:table-cell/>
          <table:table-cell office:value-type="string" calcext:value-type="string" table:number-columns-spanned="8" table:number-rows-spanned="1">
            <text:p>DIGIT (R16)</text:p>
          </table:table-cell>
          <table:covered-table-cell table:number-columns-repeated="7"/>
          <table:table-cell table:number-columns-repeated="16353"/>
        </table:table-row>
        <table:table-row table:style-name="ro1">
          <table:table-cell table:style-name="ce24" office:value-type="string" calcext:value-type="string" table:number-columns-spanned="1" table:number-rows-spanned="4">
            <text:p>B</text:p>
          </table:table-cell>
          <table:table-cell table:style-name="ce15" office:value-type="string" calcext:value-type="string">
            <text:p>R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style-name="ce38" office:value-type="string" calcext:value-type="string" table:number-columns-spanned="8" table:number-rows-spanned="1">
            <text:p>GARBAGE</text:p>
          </table:table-cell>
          <table:covered-table-cell table:number-columns-repeated="7"/>
          <table:table-cell/>
          <table:table-cell table:style-name="ce38" office:value-type="string" calcext:value-type="string" table:number-columns-spanned="8" table:number-rows-spanned="1">
            <text:p>REGISTERS</text:p>
          </table:table-cell>
          <table:covered-table-cell table:number-columns-repeated="7"/>
          <table:table-cell/>
          <table:table-cell table:style-name="ce38" office:value-type="string" calcext:value-type="string" table:number-columns-spanned="8" table:number-rows-spanned="1">
            <text:p>STACK</text:p>
          </table:table-cell>
          <table:covered-table-cell table:number-columns-repeated="7"/>
          <table:table-cell table:number-columns-repeated="16344"/>
        </table:table-row>
        <table:table-row table:style-name="ro1">
          <table:covered-table-cell table:style-name="ce24"/>
          <table:table-cell table:style-name="ce15" office:value-type="string" calcext:value-type="string">
            <text:p>R1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covered-table-cell table:style-name="ce24"/>
          <table:table-cell table:style-name="ce15" office:value-type="string" calcext:value-type="string">
            <text:p>R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covered-table-cell table:style-name="ce24"/>
          <table:table-cell table:style-name="ce15" office:value-type="string" calcext:value-type="string">
            <text:p>R1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15" office:value-type="string" calcext:value-type="string">
            <text:p>R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15" office:value-type="string" calcext:value-type="string">
            <text:p>R1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15" office:value-type="string" calcext:value-type="string">
            <text:p>R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15" office:value-type="string" calcext:value-type="string">
            <text:p>R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4"/>
          <table:table-cell table:style-name="Default" office:value-type="string" calcext:value-type="string">
            <text:p>R2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Default" office:value-type="string" calcext:value-type="string">
            <text:p>R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4" office:value-type="string" calcext:value-type="string">
            <office:annotation draw:style-name="gr1" svg:width="2.899cm" svg:height="2.176cm" svg:x="2.323cm" svg:y="15.652cm" draw:caption-point-x="-0.61cm" draw:caption-point-y="1.51cm">
              <dc:creator>Unknown Author</dc:creator>
              <dc:date>2024-07-31T00:00:00</dc:date>
              <text:p>Временное хранение адреса возврата после прерывания.</text:p>
            </office:annotation>
            <text:p>RETL</text:p>
          </table:table-cell>
          <table:table-cell table:style-name="ce36" office:value-type="string" calcext:value-type="string">
            <text:p>R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4" office:value-type="string" calcext:value-type="string">
            <text:p>RETH</text:p>
          </table:table-cell>
          <table:table-cell table:style-name="ce36" office:value-type="string" calcext:value-type="string">
            <text:p>R2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Default" office:value-type="string" calcext:value-type="string">
            <text:p>R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Default" office:value-type="string" calcext:value-type="string">
            <text:p>R2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7" office:value-type="string" calcext:value-type="string">
            <office:annotation draw:style-name="gr2" svg:width="2.899cm" svg:height="1.799cm" svg:x="2.323cm" svg:y="18.771cm" draw:caption-point-x="-0.61cm" draw:caption-point-y="1.51cm">
              <dc:creator>Unknown Author</dc:creator>
              <dc:date>2024-07-16T00:00:00</dc:date>
              <text:p>Указатель на строку.</text:p>
            </office:annotation>
            <text:p>XL</text:p>
          </table:table-cell>
          <table:table-cell table:style-name="ce24" office:value-type="string" calcext:value-type="string">
            <text:p>R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7" office:value-type="string" calcext:value-type="string">
            <text:p>XH</text:p>
          </table:table-cell>
          <table:table-cell table:style-name="ce24" office:value-type="string" calcext:value-type="string">
            <text:p>R2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8" office:value-type="string" calcext:value-type="string">
            <text:p>YL</text:p>
          </table:table-cell>
          <table:table-cell table:style-name="ce24" office:value-type="string" calcext:value-type="string">
            <text:p>R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8" office:value-type="string" calcext:value-type="string">
            <text:p>YH</text:p>
          </table:table-cell>
          <table:table-cell table:style-name="ce24" office:value-type="string" calcext:value-type="string">
            <text:p>R2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9" office:value-type="string" calcext:value-type="string">
            <office:annotation draw:style-name="gr4" svg:width="2.899cm" svg:height="7.706cm" svg:x="2.323cm" svg:y="21.889cm" draw:caption-point-x="-0.61cm" draw:caption-point-y="1.51cm">
              <dc:creator>Unknown Author</dc:creator>
              <dc:date>2024-08-03T00:00:00</dc:date>
              <text:p>Отведен под IJMP.</text:p>
              <text:p>Используется для передачи обработчика исключений в float32avr и для реализации состояний при чтении клавиатуры.<text:line-break/><text:line-break/>Также, используется как указатель на числовую строку при эмуляции ввода с клавиатуры.</text:p>
            </office:annotation>
            <text:p>ZL</text:p>
          </table:table-cell>
          <table:table-cell table:style-name="ce24" office:value-type="string" calcext:value-type="string">
            <text:p>R3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9" office:value-type="string" calcext:value-type="string">
            <text:p>ZH</text:p>
          </table:table-cell>
          <table:table-cell table:style-name="ce24" office:value-type="string" calcext:value-type="string">
            <text:p>R3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Default" table:number-columns-repeated="2"/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9">
          <table:table-cell/>
          <table:table-cell table:style-name="Default" table:number-columns-repeated="2"/>
          <table:table-cell table:number-columns-repeated="16381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0"/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20" number:min-decimal-places="20" number:min-integer-digits="1"/>
    </number:number-style>
    <number:number-style style:name="N130">
      <number:number number:decimal-places="15" number:min-decimal-places="15" number:min-integer-digits="1"/>
    </number:number-style>
    <number:number-style style:name="N131">
      <number:scientific-number number:decimal-places="20" number:min-decimal-places="2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0">00/00/0000</text:date>, <text:time style:data-style-name="N2" text:time-value="20:06:32.75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6T00:36:40.705000000</meta:creation-date>
    <dc:date>2024-08-10T20:51:51.375000000</dc:date>
    <meta:editing-duration>P33DT22H57M30S</meta:editing-duration>
    <meta:editing-cycles>775</meta:editing-cycles>
    <meta:generator>LibreOffice/7.6.2.1$Windows_X86_64 LibreOffice_project/56f7684011345957bbf33a7ee678afaf4d2ba333</meta:generator>
    <meta:document-statistic meta:table-count="2" meta:cell-count="415" meta:object-count="0"/>
  </office:meta>
</office:document-meta>
</file>

<file path=Basic/Standard/BinaryArithmetic.xml><?xml version="1.0" encoding="utf-8"?>
<!DOCTYPE module  PUBLIC '-//OpenOffice.org//DTD OfficeDocument 1.0//EN'  'module.dtd'>
<script:module xmlns:script="http://openoffice.org/2000/script" script:name="BinaryArithmetic" script:language="StarBasic" script:moduleType="normal">' Вычисляет сумму двух битовых цепочек.
' Выделять нужно на один разряд слева больше для возможного переполнения,
' т.к. в текущей версии нет автоматического расширения сетки влево под бит переноса.
Sub BinaryAddition
	Set range = ThisComponent.CurrentSelection
	' Должно быть выделено 3 строки (последняя - для результата вычитания).
	If range.Rows.getCount() &lt;&gt; 3 Then
		Print "Для корректного вычисления должно быть выделено три строки."
		Stop
	End If
	
	' Формируем массив весовых коэффициентов для целочисленной интерпретации битов.
	' По нулевому элементу будет находиться вес MSB, поскольку LibreOffice читает колонки слева направо (т.е. - начиная с MSB).
	columnsCount = Range.Columns.getCount()
	Dim bitWeights(columnsCount - 1) As Single	' Весовые коэффициенты - это степени двойки, т.о. Single достаточно.
	For i = 0 To columnsCount  - 1
		bitWeights(i) = 2^(columnsCount - 1 - i)
	Next
	
	' Переводим двоичные операнды в десятичные числа.
	' Операнды находятся только в первых двух строках, третью - пропускаем.
	
	' Некоторые числа на входе в целочисленной интерпретации могут потребовать больше чем 24 разряда мантиссы.
	' Более того, результат сложения также может выйти за пределы 24 разрядов мантиссы, поэтому используем Double.
	' Поскольку этот макрос был написан специально для ручных вычислений с одинарной точностью, 52 разряда мантиссы нам хватит с лихвой.
	Dim operands(2 - 1) As Double
	For i = 0 To range.Rows.getCount() - 2
		operands(i) = 0
		For j = 0 To range.Columns.getCount() - 1
			curCell = range.getCellByPosition(j, i)
			operands(i) = operands(i) + CLng(curCell.String) * bitWeights(j)
		Next
	Next 
	
	' Вычисляем сумму в десятичном представлении.
	sum = operands(0) + operands(1)
		
	' Переводим сумму в двоичную систему счисления
	Dim sumBitArray(columnsCount - 1) As Integer	' Двоичные разряды суммы.
	sumBitArrayCursor = UBound(sumBitArray)		' Текущий элемент в массиве двоичных разрядов суммы.
	 																					' Вычисление битов идёт с младшего, следовательно, заполнение массива будет с правого конца.
	
	curQuotient = sum 									' Начинаем с исходного значения суммы.
	While curQuotient &gt; 0
		newQuotient = Fix(curQuotient / 2) 			' Целая часть от деления на 2.
		remainder = Frac(curQuotient / 2) * 2		' Остаток от деления на 2.
		curQuotient = newQuotient
		
		sumBitArray(sumBitArrayCursor) = remainder
		sumBitArrayCursor = sumBitArrayCursor - 1
	Wend
		
	' Заполняем последнюю строку битами разности (дополнительная ячейка для возможного бита переноса)
	resultRowIndex = range.Rows.getCount()  - 1
	For i = 0 To range.Columns.getCount() - 1
			curCell = range.getCellByPosition(i, resultRowIndex)
			curCell.SetValue(sumBitArray(i))
	Next
End Sub

' Вычисляет разность двух битовых цепочек.
' Важно: надо учитывать, в пределах какой разрядности вычисляется разность, чтобы не возникло переполнение для отрицательных чисел.
' Например, если мы в пределах байта возьмем разность 2-250 = -248, то нам не хватит байта, чтобы представить отрицательные число -248.
Sub BinarySubtraction
	Set range = ThisComponent.CurrentSelection
	' Должно быть выделено 3 строки (последняя - для результата вычитания).
	If range.Rows.getCount() &lt;&gt; 3 Then
		Print "Для корректного вычисления должно быть выделено три строки."
		Stop
	End If
	
	' Формируем массив весовых коэффициентов для целочисленной интерпретации битов.
	' По нулевому элементу будет находиться вес MSB, поскольку LibreOffice читает колонки слева направо (т.е. - начиная с MSB).
	columnsCount = Range.Columns.getCount()
	Dim bitWeights(columnsCount - 1) As Single
	For i = 0 To columnsCount  - 1
		bitWeights(i) = 2^(columnsCount - 1 - i)
	Next
	
	' Переводим двоичные операнды в десятичные числа.
	Dim operands(2 - 1) As Double
	' Операнды находятся только в первых двух строках, третью - пропускаем.
	For i = 0 To range.Rows.getCount() - 2
		operands(i) = 0
		For j = 0 To range.Columns.getCount() - 1
			curCell = range.getCellByPosition(j, i)
			operands(i) = operands(i) + CLng(curCell.String) * bitWeights(j)
		Next
	Next 
	
	' Вычисляем разность в десятичном представлении.
	diff = operands(0) - operands(1)
	' Если разность отрицательная, то берем её доп. код.
	If diff &lt; 0 Then
		bitNum = columnsCount  	' Размер разрядной сетки, в которой будем вычислять доп. код разности.
		diff = 2^bitNum - Abs(diff)
	End If
	
	' Переводим разность (или её доп. код) в двоичную систему счисления
	Dim diffBitArray(columnsCount - 1) As Integer	' Двоичные разряды разности (их не может быть больше, чем разрядность исходных операндов).
	diffBitArrayCursor = UBound(diffBitArray)			' Текущий элемент в массиве двоичных разрядов разности.
	 																					' Вычисление битов идёт с младшего, следовательно заполнение массива будет с правого конца.
	
	curQuotient = diff 										' Начинаем с исходного значения разности.
	While curQuotient &gt; 0
		newQuotient = Fix(curQuotient / 2) 			' Целая часть от деления на 2.
		remainder = Frac(curQuotient / 2) * 2		' Остаток от деления на 2.
		curQuotient = newQuotient
		
		diffBitArray(diffBitArrayCursor) = remainder
		diffBitArrayCursor = diffBitArrayCursor - 1
	Wend
		
	' Заполняем последнюю строку битами разности.
	resultRowIndex = range.Rows.getCount() - 1
	For i = 0 To range.Columns.getCount() - 1
			curCell = range.getCellByPosition(i, resultRowIndex)
			curCell.SetValue(diffBitArray(i))
	Next
End Sub

' Вычисляет доп. код числа в выделенной разрядной сетке.
' То есть -  такое число, которое даст при сложении переполнение в пределах выделенной сетки.
Sub TwosComplement
	Set range = ThisComponent.CurrentSelection
	
	' Формируем массив весовых коэффициентов для целочисленной интерпретации битов.
	' По нулевому элементу будет находиться вес MSB, поскольку LibreOffice читает колонки слева направо (т.е. - начиная с MSB).
	columnsCount = Range.Columns.getCount()
	Dim bitWeights(columnsCount - 1) As Single
	For i = 0 To columnsCount  - 1
		bitWeights(i) = 2^(columnsCount - 1 - i)
	Next
	
	' Переводим двоичное число в десятичное.
	Dim operand As Double
	For i = 0 To range.Columns.getCount() - 1
		curCell = range.getCellByPosition(i, 0)
		operand = operand + CLng(curCell.String) * bitWeights(i)
	Next
	
	' Вычисляем доп. код в выделенной сетке.
	bitNum = columnsCount  	' Размер разрядной сетки, в которой будем вычислять доп. код.
	operand = 2^bitNum - operand
	
	' Доп. код нуля - это ноль.
	If operand = 2^bitNum Then
		operand = 0
	EndIf
	
	' Переводим доп. код в двоичную систему счисления.
	Dim bitArray(columnsCount - 1) As Integer
	bitArrayCursor = UBound(bitArray)
	
	curQuotient = operand
	While curQuotient &gt; 0
		newQuotient = Fix(curQuotient / 2)
		remainder = Frac(curQuotient / 2) * 2
		curQuotient = newQuotient
		
		bitArray(bitArrayCursor) = remainder
		bitArrayCursor = bitArrayCursor - 1
	Wend
		
	' Заполняем строку битами.
	For i = 0 To range.Columns.getCount() - 1
			curCell = range.getCellByPosition(i, 0)
			curCell.SetValue(bitArray(i))
	Next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inaryArithmetic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